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a933"/>
    </style:style>
    <style:style style:name="P2" style:family="paragraph" style:parent-style-name="Standard">
      <style:text-properties fo:color="#00a933" officeooo:paragraph-rsid="0008bbcc"/>
    </style:style>
    <style:style style:name="P3" style:family="paragraph" style:parent-style-name="Preformatted_20_Text">
      <style:text-properties fo:font-variant="normal" fo:text-transform="none" fo:color="#444444" fo:font-size="9.75pt" fo:letter-spacing="normal" fo:font-style="normal" fo:font-weight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9900" fo:font-size="9.75pt" fo:letter-spacing="normal" fo:font-style="normal" fo:font-weight="normal" loext:padding="0cm" loext:border="none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444444" fo:letter-spacing="normal"/>
    </style:style>
    <style:style style:name="P7" style:family="paragraph" style:parent-style-name="Preformatted_20_Text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444444" fo:letter-spacing="normal"/>
    </style:style>
    <style:style style:name="P8" style:family="paragraph" style:parent-style-name="Standard">
      <style:text-properties fo:color="#00a933"/>
    </style:style>
    <style:style style:name="P9" style:family="paragraph" style:parent-style-name="Standard">
      <style:text-properties fo:color="#00a933" officeooo:rsid="000a9a3d" officeooo:paragraph-rsid="000a9a3d"/>
    </style:style>
    <style:style style:name="T1" style:family="text">
      <style:text-properties officeooo:rsid="0005abf3"/>
    </style:style>
    <style:style style:name="T2" style:family="text">
      <style:text-properties officeooo:rsid="0008b0ef"/>
    </style:style>
    <style:style style:name="T3" style:family="text">
      <style:text-properties fo:font-size="9.75pt" fo:font-style="normal" fo:font-weight="normal"/>
    </style:style>
    <style:style style:name="T4" style:family="text">
      <style:text-properties fo:color="#009900" fo:font-size="9.75pt" fo:font-style="normal" fo:font-weight="normal" loext:padding="0cm" loext:border="none"/>
    </style:style>
    <style:style style:name="T5" style:family="text">
      <style:text-properties fo:color="#009900" loext:padding="0cm" loext:border="none"/>
    </style:style>
    <style:style style:name="T6" style:family="text">
      <style:text-properties fo:color="#000066" fo:font-weight="bold" loext:padding="0cm" loext:border="none"/>
    </style:style>
    <style:style style:name="T7" style:family="text">
      <style:text-properties fo:font-variant="normal" fo:text-transform="none" fo:color="#009900" fo:font-size="9.7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fo:font-size="9.75pt" fo:letter-spacing="normal" fo:font-style="normal" style:text-underline-style="none" fo:font-weight="bold" style:text-blinking="false" loext:padding="0cm" loext:border="none"/>
    </style:style>
    <style:style style:name="T9" style:family="text">
      <style:text-properties fo:font-variant="normal" fo:text-transform="none" fo:color="#000066" fo:font-size="9.75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66cc66" fo:font-size="9.7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0000" fo:font-size="9.7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444444" fo:letter-spacing="normal"/>
    </style:style>
    <style:style style:name="T13" style:family="text">
      <style:text-properties fo:color="#00a933"/>
    </style:style>
    <style:style style:name="T14" style:family="text">
      <style:text-properties fo:color="#660066" fo:font-size="9.75pt" fo:font-style="normal" fo:font-weight="normal" loext:padding="0cm" loext:border="none"/>
    </style:style>
    <style:style style:name="T15" style:family="text">
      <style:text-properties fo:color="#339933" fo:font-size="9.75pt" fo:font-style="normal" fo:font-weight="normal" loext:padding="0cm" loext:border="none"/>
    </style:style>
    <style:style style:name="T16" style:family="text">
      <style:text-properties officeooo:rsid="0008bbcc"/>
    </style:style>
    <style:style style:name="T17" style:family="text">
      <style:text-properties style:text-position="super 58%" officeooo:rsid="0008bbcc"/>
    </style:style>
    <style:style style:name="T18" style:family="text">
      <style:text-properties officeooo:rsid="000a9a3d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93a1a1" style:font-name="Consolas" fo:font-size="10.5pt" fo:font-weight="bold"/>
    </style:style>
    <style:style style:name="T21" style:family="text">
      <style:text-properties fo:color="#268bd2" style:font-name="Consolas" fo:font-size="10.5pt" fo:font-weight="normal"/>
    </style:style>
    <style:style style:name="T22" style:family="text">
      <style:text-properties fo:color="#859900" style:font-name="Consolas" fo:font-size="10.5pt" fo:font-weight="normal"/>
    </style:style>
    <style:style style:name="T23" style:family="text">
      <style:text-properties fo:color="#2aa198" style:font-name="Consolas" fo:font-size="10.5pt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2) </text:span>Ajouter le contenu de ce formulaire dans un nouveau commentaire au sein de la liste</text:p>
      <text:p text:style-name="Standard">déjà présente (en reprenant les balises HTML d’un des commentaires).</text:p>
      <text:p text:style-name="Standard"/>
      <text:p text:style-name="Standard">- Créer une nouvelle div qui reprend les infos du commentaire avec un h3 pour le nom/prénom et un p pour le texte du commentaire</text:p>
      <text:p text:style-name="Standard">- Générer code HTML avec ce qui est écrit dans les champs.</text:p>
      <text:p text:style-name="Standard">- au clic du bouton envoyer, envoyer les données dans la nouvelle div</text:p>
      <text:p text:style-name="Standard">- ajouter la div avant le formulaire (insertBefore)</text:p>
      <text:p text:style-name="Standard"/>
      <text:p text:style-name="Standard">- (VOIR PARTIE MANIPULEZ LE DOM AU CHANGEMENT D'UNE VALEUR)</text:p>
      <text:p text:style-name="Standard"/>
      <text:p text:style-name="Standard"><text:span text:style-name="T1">3) </text:span>Supprimer le contenu des champs du formulaire une fois le nouveau commentaire</text:p>
      <text:p text:style-name="Standard">affiché dans la liste</text:p>
      <text:p text:style-name="Standard">=&gt; - au clic du bouton envoyer, supprimer le contenu du champ de commentaire (clear form)</text:p>
      <text:p text:style-name="P1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7-22T17:04:07.035000000</meta:creation-date>
    <dc:date>2024-07-28T17:41:39.953000000</dc:date>
    <meta:editing-duration>PT1H31M50S</meta:editing-duration>
    <meta:editing-cycles>8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0" meta:word-count="127" meta:character-count="709" meta:non-whitespace-character-count="592"/>
  </office:meta>
</office:document-meta>
</file>